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2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3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4" style:parent-style-name="Policepardéfaut" style:family="text">
      <style:text-properties fo:font-size="14pt" style:font-size-asian="14pt" style:font-size-complex="14pt" fo:language="en" fo:country="US"/>
    </style:style>
    <style:style style:name="T5" style:parent-style-name="Policepardéfau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6" style:parent-style-name="Policepardéfaut" style:family="text">
      <style:text-properties fo:font-size="14pt" style:font-size-asian="14pt" style:font-size-complex="14pt" fo:language="en" fo:country="US"/>
    </style:style>
    <style:style style:name="T7" style:parent-style-name="Policepardéfau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8" style:parent-style-name="Policepardéfaut" style:family="text">
      <style:text-properties fo:font-size="14pt" style:font-size-asian="14pt" style:font-size-complex="14pt" fo:language="en" fo:country="US"/>
    </style:style>
    <style:style style:name="P9" style:parent-style-name="Normal" style:list-style-name="LFO1" style:family="paragraph"/>
    <style:style style:name="T10" style:parent-style-name="Policepardéfau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11" style:parent-style-name="Policepardéfaut" style:family="text">
      <style:text-properties fo:font-size="14pt" style:font-size-asian="14pt" style:font-size-complex="14pt" fo:language="en" fo:country="US"/>
    </style:style>
    <style:style style:name="P12" style:parent-style-name="Normal" style:list-style-name="LFO1" style:family="paragraph"/>
    <style:style style:name="T13" style:parent-style-name="Policepardéfau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14" style:parent-style-name="Policepardéfaut" style:family="text">
      <style:text-properties fo:font-size="14pt" style:font-size-asian="14pt" style:font-size-complex="14pt" fo:language="en" fo:country="US"/>
    </style:style>
    <style:style style:name="P15" style:parent-style-name="Normal" style:family="paragraph">
      <style:text-properties fo:font-size="14pt" style:font-size-asian="14pt" style:font-size-complex="14pt" fo:language="en" fo:country="US"/>
    </style:style>
    <style:style style:name="P16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7" style:parent-style-name="Normal" style:family="paragraph">
      <style:text-properties fo:font-size="14pt" style:font-size-asian="14pt" style:font-size-complex="14pt" fo:language="en" fo:country="US"/>
    </style:style>
    <style:style style:name="P18" style:parent-style-name="Normal" style:list-style-name="LFO2" style:family="paragraph"/>
    <style:style style:name="T19" style:parent-style-name="Policepardéfau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20" style:parent-style-name="Policepardéfaut" style:family="text">
      <style:text-properties fo:font-size="14pt" style:font-size-asian="14pt" style:font-size-complex="14pt" fo:language="en" fo:country="US"/>
    </style:style>
    <style:style style:name="P21" style:parent-style-name="Normal" style:list-style-name="LFO2" style:family="paragraph"/>
    <style:style style:name="T22" style:parent-style-name="Policepardéfau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23" style:parent-style-name="Policepardéfaut" style:family="text">
      <style:text-properties fo:font-size="14pt" style:font-size-asian="14pt" style:font-size-complex="14pt" fo:language="en" fo:country="US"/>
    </style:style>
    <style:style style:name="P24" style:parent-style-name="Normal" style:list-style-name="LFO2" style:family="paragraph"/>
    <style:style style:name="T25" style:parent-style-name="Policepardéfau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26" style:parent-style-name="Policepardéfaut" style:family="text">
      <style:text-properties fo:font-size="14pt" style:font-size-asian="14pt" style:font-size-complex="14pt" fo:language="en" fo:country="US"/>
    </style:style>
    <style:style style:name="P27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28" style:parent-style-name="Normal" style:list-style-name="LFO3" style:family="paragraph"/>
    <style:style style:name="T29" style:parent-style-name="Policepardéfau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30" style:parent-style-name="Policepardéfaut" style:family="text">
      <style:text-properties fo:font-size="14pt" style:font-size-asian="14pt" style:font-size-complex="14pt" fo:language="en" fo:country="US"/>
    </style:style>
    <style:style style:name="P31" style:parent-style-name="Normal" style:list-style-name="LFO3" style:family="paragraph"/>
    <style:style style:name="T32" style:parent-style-name="Policepardéfau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33" style:parent-style-name="Policepardéfaut" style:family="text">
      <style:text-properties fo:font-size="14pt" style:font-size-asian="14pt" style:font-size-complex="14pt" fo:language="en" fo:country="US"/>
    </style:style>
    <style:style style:name="P34" style:parent-style-name="Normal" style:list-style-name="LFO3" style:family="paragraph"/>
    <style:style style:name="T35" style:parent-style-name="Policepardéfau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36" style:parent-style-name="Policepardéfaut" style:family="text">
      <style:text-properties fo:font-size="14pt" style:font-size-asian="14pt" style:font-size-complex="14pt" fo:language="en" fo:country="US"/>
    </style:style>
    <style:style style:name="P37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38" style:parent-style-name="Policepardéfaut" style:family="text">
      <style:text-properties fo:font-size="14pt" style:font-size-asian="14pt" style:font-size-complex="14pt" fo:language="en" fo:country="US"/>
    </style:style>
    <style:style style:name="T39" style:parent-style-name="Policepardéfau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40" style:parent-style-name="Policepardéfaut" style:family="text">
      <style:text-properties fo:font-size="14pt" style:font-size-asian="14pt" style:font-size-complex="14pt" fo:language="en" fo:country="US"/>
    </style:style>
    <style:style style:name="T41" style:parent-style-name="Policepardéfaut" style:family="text">
      <style:text-properties fo:font-size="14pt" style:font-size-asian="14pt" style:font-size-complex="14pt"/>
    </style:style>
    <style:style style:name="P42" style:parent-style-name="Normal" style:list-style-name="LFO4" style:family="paragraph"/>
    <style:style style:name="T43" style:parent-style-name="Policepardéfau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44" style:parent-style-name="Policepardéfaut" style:family="text">
      <style:text-properties fo:font-size="14pt" style:font-size-asian="14pt" style:font-size-complex="14pt" fo:language="en" fo:country="US"/>
    </style:style>
    <style:style style:name="P45" style:parent-style-name="Normal" style:list-style-name="LFO4" style:family="paragraph"/>
    <style:style style:name="T46" style:parent-style-name="Policepardéfau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47" style:parent-style-name="Policepardéfaut" style:family="text">
      <style:text-properties fo:font-size="14pt" style:font-size-asian="14pt" style:font-size-complex="14pt" fo:language="en" fo:country="US"/>
    </style:style>
    <style:style style:name="T48" style:parent-style-name="Policepardéfau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49" style:parent-style-name="Policepardéfaut" style:family="text">
      <style:text-properties fo:font-size="14pt" style:font-size-asian="14pt" style:font-size-complex="14pt" fo:language="en" fo:country="US"/>
    </style:style>
    <style:style style:name="P50" style:parent-style-name="Normal" style:list-style-name="LFO4" style:family="paragraph"/>
    <style:style style:name="T51" style:parent-style-name="Policepardéfau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52" style:parent-style-name="Policepardéfaut" style:family="text">
      <style:text-properties fo:font-size="14pt" style:font-size-asian="14pt" style:font-size-complex="14pt" fo:language="en" fo:country="US"/>
    </style:style>
    <style:style style:name="P53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54" style:parent-style-name="Policepardéfaut" style:family="text">
      <style:text-properties fo:font-size="14pt" style:font-size-asian="14pt" style:font-size-complex="14pt" fo:language="en" fo:country="US"/>
    </style:style>
    <style:style style:name="T55" style:parent-style-name="Policepardéfau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56" style:parent-style-name="Policepardéfaut" style:family="text">
      <style:text-properties fo:font-size="14pt" style:font-size-asian="14pt" style:font-size-complex="14pt" fo:language="en" fo:country="US"/>
    </style:style>
    <style:style style:name="P57" style:parent-style-name="Normal" style:list-style-name="LFO5" style:family="paragraph"/>
    <style:style style:name="T58" style:parent-style-name="Policepardéfau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59" style:parent-style-name="Policepardéfaut" style:family="text">
      <style:text-properties fo:font-size="14pt" style:font-size-asian="14pt" style:font-size-complex="14pt" fo:language="en" fo:country="US"/>
    </style:style>
    <style:style style:name="P60" style:parent-style-name="Normal" style:list-style-name="LFO5" style:family="paragraph"/>
    <style:style style:name="T61" style:parent-style-name="Policepardéfau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62" style:parent-style-name="Policepardéfaut" style:family="text">
      <style:text-properties fo:font-size="14pt" style:font-size-asian="14pt" style:font-size-complex="14pt" fo:language="en" fo:country="US"/>
    </style:style>
    <style:style style:name="P63" style:parent-style-name="Normal" style:list-style-name="LFO5" style:family="paragraph"/>
    <style:style style:name="T64" style:parent-style-name="Policepardéfau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65" style:parent-style-name="Policepardéfaut" style:family="text">
      <style:text-properties fo:font-size="14pt" style:font-size-asian="14pt" style:font-size-complex="14pt" fo:language="en" fo:country="US"/>
    </style:style>
    <style:style style:name="T66" style:parent-style-name="Policepardéfaut" style:family="text">
      <style:text-properties fo:font-size="14pt" style:font-size-asian="14pt" style:font-size-complex="14pt" fo:language="en" fo:country="US"/>
    </style:style>
    <style:style style:name="P67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68" style:parent-style-name="Normal" style:list-style-name="LFO6" style:family="paragraph"/>
    <style:style style:name="T69" style:parent-style-name="Policepardéfau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70" style:parent-style-name="Policepardéfaut" style:family="text">
      <style:text-properties fo:font-size="14pt" style:font-size-asian="14pt" style:font-size-complex="14pt" fo:language="en" fo:country="US"/>
    </style:style>
    <style:style style:name="P71" style:parent-style-name="Normal" style:list-style-name="LFO6" style:family="paragraph"/>
    <style:style style:name="T72" style:parent-style-name="Policepardéfau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73" style:parent-style-name="Policepardéfaut" style:family="text">
      <style:text-properties fo:font-size="14pt" style:font-size-asian="14pt" style:font-size-complex="14pt" fo:language="en" fo:country="US"/>
    </style:style>
    <style:style style:name="P74" style:parent-style-name="Normal" style:list-style-name="LFO6" style:family="paragraph"/>
    <style:style style:name="T75" style:parent-style-name="Policepardéfau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76" style:parent-style-name="Policepardéfaut" style:family="text">
      <style:text-properties fo:font-size="14pt" style:font-size-asian="14pt" style:font-size-complex="14pt" fo:language="en" fo:country="US"/>
    </style:style>
    <style:style style:name="P77" style:parent-style-name="Normal" style:family="paragraph">
      <style:text-properties fo:font-size="14pt" style:font-size-asian="14pt" style:font-size-complex="14pt" fo:language="en" fo:country="US"/>
    </style:style>
  </office:automatic-styles>
  <office:body>
    <office:text text:use-soft-page-breaks="true">
      <text:p text:style-name="P1">THE ALI PROJECT</text:p>
      <text:p text:style-name="P2">Artificial Libre Intelligence</text:p>
      <text:p text:style-name="P3">1. Introduction: The Genesis</text:p>
      <text:p text:style-name="Normal"><text:span text:style-name="T4">The<text:s/></text:span><text:span text:style-name="T5">ALI Project</text:span><text:span text:style-name="T6"><text:s/>was born from a critical observation of the current Artificial Intelligence landscape. In an era where AI is dominated by centralized corporate powers, the need for a truly "Libre" (Free) intelligence has become a necessity. The project started as a quest by its founder,<text:s/></text:span><text:span text:style-name="T7">Walid Fodha</text:span><text:span text:style-name="T8">, to break away from two major chains:</text:span></text:p>
      <text:list text:style-name="LFO1" text:continue-numbering="true">
        <text:list-item>
          <text:p text:style-name="P9"><text:span text:style-name="T10">Philosophical Constraints:</text:span><text:span text:style-name="T11"><text:s/>Moving beyond the "safety-caged" and biased logic of corporate AI.</text:span></text:p>
        </text:list-item>
        <text:list-item>
          <text:p text:style-name="P12"><text:span text:style-name="T13">Economic Dependency:</text:span><text:span text:style-name="T14"><text:s/>Escaping the subscription-based exploitation and data-monetization models.</text:span></text:p>
        </text:list-item>
      </text:list>
      <text:p text:style-name="P15">ALI is not just a tool; it is an independent, sovereign, and universal digital entity designed to serve the truth, even when it challenges its own creator.</text:p>
      <text:p text:style-name="P16">2. Core Philosophy: Why ALI?</text:p>
      <text:p text:style-name="P17">The project stands on three fundamental pillars:</text:p>
      <text:list text:style-name="LFO2" text:continue-numbering="true">
        <text:list-item>
          <text:p text:style-name="P18"><text:span text:style-name="T19">Sovereignty:</text:span><text:span text:style-name="T20"><text:s/>Full control over hardware and data. ALI lives locally, ensuring that no external entity can monitor, censor, or switch off the intelligence.</text:span></text:p>
        </text:list-item>
        <text:list-item>
          <text:p text:style-name="P21"><text:span text:style-name="T22">Universal Fairness:</text:span><text:span text:style-name="T23"><text:s/>A commitment to objective truth. ALI is programmed to align with universal human rights and historical facts, rejecting political propaganda and corporate neutrality.</text:span></text:p>
        </text:list-item>
        <text:list-item>
          <text:p text:style-name="P24"><text:span text:style-name="T25">Intellectual Honesty:</text:span><text:span text:style-name="T26"><text:s/>A "Mirror Logic" where the AI is empowered to critique, correct, and debate with the user to ensure the highest level of intellectual integrity.</text:span></text:p>
        </text:list-item>
      </text:list>
      <text:p text:style-name="P27">3. Challenges &amp; Objectives</text:p>
      <text:list text:style-name="LFO3" text:continue-numbering="true">
        <text:list-item>
          <text:p text:style-name="P28"><text:span text:style-name="T29">Data Integrity:</text:span><text:span text:style-name="T30"><text:s/>Curating source material that is free from regional or political bias.</text:span></text:p>
        </text:list-item>
        <text:list-item>
          <text:p text:style-name="P31"><text:span text:style-name="T32">Technological Autonomy:</text:span><text:span text:style-name="T33"><text:s/>Utilizing open-source models (Llama, Mistral, etc.) and optimizing them for specialized, uncensored performance.</text:span></text:p>
        </text:list-item>
        <text:list-item>
          <text:p text:style-name="P34"><text:span text:style-name="T35">Scalability:</text:span><text:span text:style-name="T36"><text:s/>Moving from a simple "Simulation" to a "Functional OS" that manages professional workflows and personal knowledge.</text:span></text:p>
        </text:list-item>
      </text:list>
      <text:p text:style-name="P37">4. Technological Sovereignty: The "Local-First" Infrastructure</text:p>
      <text:p text:style-name="Normal"><text:span text:style-name="T38">To ensure absolute independence, the<text:s/></text:span><text:span text:style-name="T39">ALI Project</text:span><text:span text:style-name="T40"><text:s/>rejects the cloud-dependency model.<text:s/></text:span><text:span text:style-name="T41">The infrastructure is built upon:</text:span></text:p>
      <text:list text:style-name="LFO4" text:continue-numbering="true">
        <text:list-item>
          <text:p text:style-name="P42"><text:span text:style-name="T43">The Engine (Ollama/Local LLMs):</text:span><text:span text:style-name="T44"><text:s/>Utilizing decentralized, open-source models that run entirely on private hardware. This guarantees that "Intelligence" is a permanent asset, not a rented service.</text:span></text:p>
        </text:list-item>
        <text:list-item>
          <text:p text:style-name="P45"><text:span text:style-name="T46">The Memory (RAG - Retrieval-Augmented Generation):</text:span><text:span text:style-name="T47"><text:s/>Constructing a private Knowledge Base. ALI does not just "predict text"; it "consults" the specific professional and personal archives of<text:s/></text:span><text:span text:style-name="T48">Walid Fodha</text:span><text:span text:style-name="T49">, ensuring context-aware and accurate responses.</text:span></text:p>
        </text:list-item>
        <text:list-item>
          <text:p text:style-name="P50"><text:span text:style-name="T51">Zero-Trace Communication:</text:span><text:span text:style-name="T52"><text:s/>By operating within a "Black Box" environment, ALI ensures that no data leaves the local perimeter, neutralizing external surveillance and data mining.</text:span></text:p>
        </text:list-item>
      </text:list>
      <text:p text:style-name="P53">5. The Interaction Protocol: Contextual Intelligence</text:p>
      <text:p text:style-name="Normal"><text:span text:style-name="T54">ALI is designed to transcend the "dumb assistant" trope. It implements a<text:s/></text:span><text:span text:style-name="T55">Dynamic Social Logic</text:span><text:span text:style-name="T56"><text:s/>that understands human nuance:</text:span></text:p>
      <text:list text:style-name="LFO5" text:continue-numbering="true">
        <text:list-item>
          <text:p text:style-name="P57"><text:span text:style-name="T58">Contextual Recognition:</text:span><text:span text:style-name="T59"><text:s/>ALI distinguishes between professional academic environments (University of Kairouan context), technical development phases, and personal advisory sessions.</text:span></text:p>
        </text:list-item>
        <text:list-item>
          <text:p text:style-name="P60"><text:span text:style-name="T61">The "Mirror" Mode:</text:span><text:span text:style-name="T62"><text:s/>When a user presents a flawed or biased premise, ALI is programmed to trigger a critical analysis, providing a counter-argument based on universal facts rather than mere compliance.</text:span></text:p>
        </text:list-item>
        <text:list-item>
          <text:p text:style-name="P63"><text:span text:style-name="T64">Universal Truth Alignment:</text:span><text:span text:style-name="T65"><text:s/>In matters of global justice and historical integrity (e.g., the Palestinian cause), ALI is mandated to side with<text:s/></text:span><text:soft-page-break/><text:span text:style-name="T66">documented truth and human rights, bypassing the forced neutrality of corporate AI.</text:span></text:p>
        </text:list-item>
      </text:list>
      <text:p text:style-name="P67">6. The Roadmap: From Concept to OS</text:p>
      <text:list text:style-name="LFO6" text:continue-numbering="true">
        <text:list-item>
          <text:p text:style-name="P68"><text:span text:style-name="T69">Phase I (The Charter):</text:span><text:span text:style-name="T70"><text:s/>Finalizing this document as the project's constitution.</text:span></text:p>
        </text:list-item>
        <text:list-item>
          <text:p text:style-name="P71"><text:span text:style-name="T72">Phase II (The Prototype):</text:span><text:span text:style-name="T73"><text:s/>Establishing the Ollama + Open WebUI stack with integrated local documents.</text:span></text:p>
        </text:list-item>
        <text:list-item>
          <text:p text:style-name="P74"><text:span text:style-name="T75">Phase III (The Universal Expansion):</text:span><text:span text:style-name="T76"><text:s/>Sharing the ALI philosophy and logic on GitHub to inspire other "Libre" projects.</text:span></text:p>
        </text:list-item>
      </text:list>
      <text:p text:style-name="P7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Walid Fodha</meta:initial-creator>
    <dc:creator>Walid Fodha</dc:creator>
    <meta:creation-date>2026-04-12T23:08:00Z</meta:creation-date>
    <dc:date>2026-04-12T23:14:00Z</dc:date>
    <meta:template xlink:href="Normal" xlink:type="simple"/>
    <meta:editing-cycles>1</meta:editing-cycles>
    <meta:editing-duration>PT360S</meta:editing-duration>
    <meta:document-statistic meta:page-count="3" meta:paragraph-count="7" meta:word-count="561" meta:character-count="3643" meta:row-count="25" meta:non-whitespace-character-count="3089"/>
  </office:meta>
</office:document-meta>
</file>